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AssyrianDictionary" svg:font-family="AssyrianDictionary" style:font-pitch="variable"/>
    <style:font-face style:name="Courier New" svg:font-family="'Courier New'" style:font-pitch="variable"/>
    <style:font-face style:name="Lucida Sans Unicode" svg:font-family="'Lucida Sans Unicode'" style:font-pitch="variable"/>
    <style:font-face style:name="Minion Pro" svg:font-family="'Minion Pr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Plain_20_Text">
      <style:paragraph-properties fo:line-height="150%"/>
    </style:style>
    <style:style style:name="P3" style:family="paragraph" style:parent-style-name="Plain_20_Text">
      <style:paragraph-properties fo:line-height="150%">
        <style:tab-stops>
          <style:tab-stop style:position="6.5in" style:type="right"/>
        </style:tab-stops>
      </style:paragraph-properties>
    </style:style>
    <style:style style:name="P4" style:family="paragraph" style:parent-style-name="Plain_20_Text">
      <style:paragraph-properties fo:line-height="150%">
        <style:tab-stops>
          <style:tab-stop style:position="0.3752in"/>
        </style:tab-stops>
      </style:paragraph-properties>
    </style:style>
    <style:style style:name="P5" style:family="paragraph" style:parent-style-name="Plain_20_Text">
      <style:paragraph-properties fo:line-height="150%" fo:text-align="center" style:justify-single-word="false"/>
      <style:text-properties style:font-name="AssyrianDictionary" fo:font-size="12pt" fo:font-weight="bold" style:font-size-asian="12pt" style:font-weight-asian="bold" style:font-size-complex="14pt"/>
    </style:style>
    <style:style style:name="P6" style:family="paragraph" style:parent-style-name="Plain_20_Text">
      <style:paragraph-properties fo:line-height="150%"/>
      <style:text-properties style:font-name="AssyrianDictionary" fo:font-size="12pt" fo:font-weight="bold" style:font-size-asian="12pt" style:font-weight-asian="bold"/>
    </style:style>
    <style:style style:name="P7" style:family="paragraph" style:parent-style-name="Plain_20_Text">
      <style:paragraph-properties fo:line-height="150%"/>
      <style:text-properties style:font-name="AssyrianDictionary" fo:font-size="12pt" style:font-size-asian="12pt"/>
    </style:style>
    <style:style style:name="P8" style:family="paragraph" style:parent-style-name="Plain_20_Text">
      <style:paragraph-properties fo:line-height="150%">
        <style:tab-stops>
          <style:tab-stop style:position="0.3752in"/>
        </style:tab-stops>
      </style:paragraph-properties>
      <style:text-properties style:font-name="AssyrianDictionary" fo:font-size="12pt" style:font-size-asian="12pt"/>
    </style:style>
    <style:style style:name="P9" style:family="paragraph" style:parent-style-name="Plain_20_Text">
      <style:paragraph-properties fo:line-height="150%"/>
      <style:text-properties style:font-name="AssyrianDictionary" fo:font-size="12pt" fo:font-style="italic" style:font-size-asian="12pt" style:font-style-asian="italic"/>
    </style:style>
    <style:style style:name="P10" style:family="paragraph" style:parent-style-name="Plain_20_Text">
      <style:paragraph-properties fo:line-height="150%"/>
      <style:text-properties fo:font-variant="small-caps" style:font-name="AssyrianDictionary" fo:font-size="12pt" fo:font-weight="bold" style:font-size-asian="12pt" style:font-weight-asian="bold"/>
    </style:style>
    <style:style style:name="P11" style:family="paragraph" style:parent-style-name="Plain_20_Text">
      <style:paragraph-properties fo:margin-left="0.3752in" fo:margin-right="0in" fo:line-height="150%" fo:text-indent="-0.3752in" style:auto-text-indent="false">
        <style:tab-stops>
          <style:tab-stop style:position="0.3752in"/>
        </style:tab-stops>
      </style:paragraph-properties>
    </style:style>
    <style:style style:name="P12" style:family="paragraph" style:parent-style-name="Plain_20_Text">
      <style:paragraph-properties fo:margin-left="0in" fo:margin-right="0in" fo:line-height="150%" fo:text-indent="0.25in" style:auto-text-indent="false"/>
    </style:style>
    <style:style style:name="P13" style:family="paragraph" style:parent-style-name="Plain_20_Text">
      <style:paragraph-properties fo:line-height="150%" fo:keep-with-next="always"/>
      <style:text-properties fo:font-variant="small-caps" style:font-name="AssyrianDictionary" fo:font-size="12pt" fo:font-weight="bold" style:font-size-asian="12pt" style:font-weight-asian="bold"/>
    </style:style>
    <style:style style:name="P14" style:family="paragraph" style:parent-style-name="Plain_20_Text">
      <style:paragraph-properties fo:margin-left="0in" fo:margin-right="0in" fo:line-height="150%" fo:text-indent="0.5in" style:auto-text-indent="false" fo:keep-with-next="always"/>
      <style:text-properties style:font-name="AssyrianDictionary" fo:font-size="12pt" style:font-size-asian="12pt"/>
    </style:style>
    <style:style style:name="P15" style:family="paragraph" style:parent-style-name="Plain_20_Text" style:master-page-name="Standard">
      <style:paragraph-properties fo:line-height="150%" fo:text-align="center" style:justify-single-word="false" style:page-number="auto"/>
    </style:style>
    <style:style style:name="P16" style:family="paragraph" style:parent-style-name="Normal_20__28_Web_29_">
      <style:paragraph-properties fo:margin-top="0in" fo:margin-bottom="0in" fo:line-height="150%"/>
    </style:style>
    <style:style style:name="P17" style:family="paragraph" style:parent-style-name="Normal_20__28_Web_29_">
      <style:paragraph-properties fo:margin-top="0in" fo:margin-bottom="0in" fo:line-height="150%"/>
      <style:text-properties style:font-name="AssyrianDictionary"/>
    </style:style>
    <style:style style:name="P18" style:family="paragraph" style:parent-style-name="Normal_20__28_Web_29_">
      <style:paragraph-properties fo:margin-top="0in" fo:margin-bottom="0in" fo:line-height="150%"/>
      <style:text-properties style:font-name="AssyrianDictionary" style:font-style-complex="italic"/>
    </style:style>
    <style:style style:name="P19" style:family="paragraph" style:parent-style-name="Normal_20__28_Web_29_">
      <style:paragraph-properties fo:margin-top="0.1665in" fo:margin-bottom="0in" fo:line-height="150%"/>
    </style:style>
    <style:style style:name="P20" style:family="paragraph" style:parent-style-name="Normal_20__28_Web_29_">
      <style:paragraph-properties fo:margin-left="0in" fo:margin-right="0in" fo:margin-top="0in" fo:margin-bottom="0in" fo:line-height="150%" fo:text-indent="0.25in" style:auto-text-indent="false"/>
    </style:style>
    <style:style style:name="P21" style:family="paragraph" style:parent-style-name="Header">
      <style:paragraph-properties fo:margin-left="0in" fo:margin-right="0.25in" fo:text-indent="0in" style:auto-text-indent="false"/>
    </style:style>
    <style:style style:name="T1" style:family="text">
      <style:text-properties style:font-name="AssyrianDictionary"/>
    </style:style>
    <style:style style:name="T2" style:family="text">
      <style:text-properties style:font-name="AssyrianDictionary" fo:font-size="12pt" fo:font-weight="bold" style:font-size-asian="12pt" style:font-weight-asian="bold"/>
    </style:style>
    <style:style style:name="T3" style:family="text">
      <style:text-properties style:font-name="AssyrianDictionary" fo:font-size="12pt" fo:font-weight="bold" style:font-size-asian="12pt" style:font-weight-asian="bold" style:font-size-complex="14pt"/>
    </style:style>
    <style:style style:name="T4" style:family="text">
      <style:text-properties style:font-name="AssyrianDictionary" fo:font-size="12pt" style:font-size-asian="12pt"/>
    </style:style>
    <style:style style:name="T5" style:family="text">
      <style:text-properties style:font-name="AssyrianDictionary" fo:font-size="12pt" style:font-size-asian="12pt" style:font-name-complex="Courier New" style:font-size-complex="11pt"/>
    </style:style>
    <style:style style:name="T6" style:family="text">
      <style:text-properties style:font-name="AssyrianDictionary" fo:font-size="12pt" style:font-size-asian="12pt" style:font-size-complex="11pt"/>
    </style:style>
    <style:style style:name="T7" style:family="text">
      <style:text-properties style:font-name="AssyrianDictionary" fo:font-size="12pt" fo:font-style="italic" style:font-size-asian="12pt" style:font-style-asian="italic"/>
    </style:style>
    <style:style style:name="T8" style:family="text">
      <style:text-properties style:font-name="AssyrianDictionary" fo:font-size="12pt" fo:language="pl" fo:country="PL" style:font-size-asian="12pt"/>
    </style:style>
    <style:style style:name="T9" style:family="text">
      <style:text-properties style:font-name="AssyrianDictionary" fo:font-size="12pt" fo:language="pl" fo:country="PL" style:font-size-asian="12pt" style:font-size-complex="12pt"/>
    </style:style>
    <style:style style:name="T10" style:family="text">
      <style:text-properties style:font-name="AssyrianDictionary" fo:font-size="12pt" fo:language="pl" fo:country="PL" fo:font-style="italic" style:font-size-asian="12pt" style:font-style-asian="italic"/>
    </style:style>
    <style:style style:name="T11" style:family="text">
      <style:text-properties style:font-name="AssyrianDictionary" fo:font-size="12pt" fo:letter-spacing="0.0138in" style:font-size-asian="12pt" style:font-name-complex="Courier New" style:font-size-complex="11pt"/>
    </style:style>
    <style:style style:name="T12" style:family="text">
      <style:text-properties style:font-name="AssyrianDictionary" fo:letter-spacing="0.0138in"/>
    </style:style>
    <style:style style:name="T13" style:family="text">
      <style:text-properties style:font-name="AssyrianDictionary" fo:letter-spacing="0.0138in" style:font-name-complex="Courier New" style:font-size-complex="9pt"/>
    </style:style>
    <style:style style:name="T14" style:family="text">
      <style:text-properties style:font-name="AssyrianDictionary" fo:letter-spacing="0.0138in" style:font-name-complex="Courier New" style:font-size-complex="11pt"/>
    </style:style>
    <style:style style:name="T15" style:family="text">
      <style:text-properties style:font-name="AssyrianDictionary" fo:letter-spacing="0.0138in" style:font-name-complex="Courier New" style:font-size-complex="11pt" style:font-style-complex="italic"/>
    </style:style>
    <style:style style:name="T16" style:family="text">
      <style:text-properties style:font-name="AssyrianDictionary" fo:font-weight="bold" style:font-weight-asian="bold"/>
    </style:style>
    <style:style style:name="T17" style:family="text">
      <style:text-properties style:font-name="AssyrianDictionary" fo:font-weight="bold" style:font-weight-asian="bold" style:font-style-complex="italic"/>
    </style:style>
    <style:style style:name="T18" style:family="text">
      <style:text-properties style:font-name="AssyrianDictionary" style:font-style-complex="italic"/>
    </style:style>
    <style:style style:name="T19" style:family="text">
      <style:text-properties style:font-name="AssyrianDictionary" fo:font-style="italic" style:font-style-asian="italic"/>
    </style:style>
    <style:style style:name="T20" style:family="text">
      <style:text-properties style:font-name="AssyrianDictionary" fo:font-style="italic" style:font-style-asian="italic" style:font-style-complex="italic"/>
    </style:style>
    <style:style style:name="T21" style:family="text">
      <style:text-properties style:font-name="AssyrianDictionary" fo:font-style="italic" style:font-style-asian="italic" style:font-size-complex="12pt" style:font-style-complex="italic"/>
    </style:style>
    <style:style style:name="T22" style:family="text">
      <style:text-properties style:font-name="AssyrianDictionary" fo:font-style="italic" style:font-style-asian="italic" style:font-size-complex="11pt"/>
    </style:style>
    <style:style style:name="T23" style:family="text">
      <style:text-properties style:font-name="AssyrianDictionary" style:font-name-complex="Courier New" style:font-size-complex="11pt"/>
    </style:style>
    <style:style style:name="T24" style:family="text">
      <style:text-properties style:font-name="AssyrianDictionary" style:font-size-complex="12pt"/>
    </style:style>
    <style:style style:name="T25" style:family="text">
      <style:text-properties style:font-name="AssyrianDictionary" style:font-size-complex="12pt" style:font-style-complex="italic"/>
    </style:style>
    <style:style style:name="T26" style:family="text">
      <style:text-properties style:font-name="AssyrianDictionary" style:font-name-complex="Lucida Sans Unicode" style:font-size-complex="12pt" style:font-style-complex="italic"/>
    </style:style>
    <style:style style:name="T27" style:family="text">
      <style:text-properties style:font-name="AssyrianDictionary" style:font-size-complex="11pt"/>
    </style:style>
    <style:style style:name="T28" style:family="text">
      <style:text-properties style:text-position="super 58%" style:font-name="AssyrianDictionary" fo:font-size="12pt" fo:font-weight="bold" style:font-size-asian="12pt" style:font-weight-asian="bold" style:font-size-complex="14pt"/>
    </style:style>
    <style:style style:name="T29" style:family="text">
      <style:text-properties style:text-position="super 58%" style:font-name="AssyrianDictionary" fo:font-size="12pt" style:font-size-asian="12pt"/>
    </style:style>
    <style:style style:name="T30" style:family="text">
      <style:text-properties style:text-position="super 58%" style:font-name="AssyrianDictionary" fo:font-size="12pt" fo:language="pl" fo:country="PL" style:font-size-asian="12pt"/>
    </style:style>
    <style:style style:name="T31" style:family="text">
      <style:text-properties style:text-position="super 58%" style:font-name="AssyrianDictionary" fo:font-size="12pt" fo:letter-spacing="0.0138in" style:font-size-asian="12pt" style:font-name-complex="Courier New" style:font-size-complex="11pt"/>
    </style:style>
    <style:style style:name="T32" style:family="text">
      <style:text-properties style:text-position="super 58%" style:font-name="AssyrianDictionary" fo:letter-spacing="0.0138in" style:font-name-complex="Courier New" style:font-size-complex="11pt"/>
    </style:style>
    <style:style style:name="T33" style:family="text">
      <style:text-properties style:font-name="Times New Roman" fo:font-size="12pt" fo:font-weight="bold" style:font-size-asian="12pt" style:font-weight-asian="bold" style:font-size-complex="14pt"/>
    </style:style>
    <style:style style:name="T34" style:family="text">
      <style:text-properties style:font-name="Times New Roman" fo:font-size="12pt" style:font-size-asian="12pt"/>
    </style:style>
    <style:style style:name="T35" style:family="text">
      <style:text-properties style:font-name="Times New Roman" fo:font-size="12pt" fo:language="pl" fo:country="PL" style:font-size-asian="12pt"/>
    </style:style>
    <style:style style:name="T36" style:family="text">
      <style:text-properties fo:font-variant="small-caps" style:font-name="AssyrianDictionary" fo:font-size="12pt" fo:font-weight="bold" style:font-size-asian="12pt" style:font-weight-asian="bold"/>
    </style:style>
    <style:style style:name="T37" style:family="text">
      <style:text-properties fo:font-style="italic" style:font-style-asian="italic"/>
    </style:style>
    <style:style style:name="T38" style:family="text">
      <style:text-properties fo:font-style="italic" style:font-style-asian="italic" style:font-style-complex="italic"/>
    </style:style>
    <style:style style:name="T39" style:family="text">
      <style:text-properties fo:font-style="italic" style:font-style-asian="italic" style:font-size-complex="12pt" style:font-style-complex="italic"/>
    </style:style>
    <style:style style:name="T40" style:family="text">
      <style:text-properties style:text-position="sub 58%" style:font-name="AssyrianDictionary" fo:font-size="12pt" style:font-size-asian="12pt"/>
    </style:style>
    <style:style style:name="T41" style:family="text">
      <style:text-properties style:text-position="sub 58%" style:font-name="AssyrianDictionary" fo:font-size="12pt" fo:language="pl" fo:country="PL" style:font-size-asian="12pt"/>
    </style:style>
    <style:style style:name="T42" style:family="text">
      <style:text-properties style:text-position="sub 58%" style:font-name="AssyrianDictionary" fo:font-size="12pt" fo:letter-spacing="0.0138in" style:font-size-asian="12pt" style:font-name-complex="Courier New" style:font-size-complex="11pt"/>
    </style:style>
    <style:style style:name="T43" style:family="text">
      <style:text-properties style:text-position="sub 58%" style:font-name="AssyrianDictionary" fo:letter-spacing="0.0138in" style:font-name-complex="Courier New" style:font-size-complex="9pt"/>
    </style:style>
    <style:style style:name="T44" style:family="text">
      <style:text-properties style:text-position="sub 58%" style:font-name="AssyrianDictionary" fo:letter-spacing="0.0138in" style:font-name-complex="Courier New" style:font-size-complex="11pt"/>
    </style:style>
    <style:style style:name="T45" style:family="text">
      <style:text-properties style:text-position="sub 58%" style:font-name="AssyrianDictionary" fo:letter-spacing="0.0138in" style:font-name-complex="Courier New" style:font-size-complex="11pt" style:font-style-complex="italic"/>
    </style:style>
    <style:style style:name="T46" style:family="text">
      <style:text-properties style:text-position="sub 58%" style:font-name="AssyrianDictionary" style:font-name-complex="Courier New" style:font-size-complex="11pt"/>
    </style:style>
    <style:style style:name="T47" style:family="text">
      <style:text-properties fo:language="pl" fo:country="PL"/>
    </style:style>
    <style:style style:name="T48" style:family="text">
      <style:text-properties style:font-size-complex="12pt" style:font-style-complex="italic"/>
    </style:style>
    <style:style style:name="T49" style:family="text">
      <style:text-properties style:font-name="Minion Pro" fo:font-size="12pt" fo:language="pl" fo:country="PL" fo:font-style="italic" style:font-size-asian="12pt" style:font-style-asian="italic" style:font-name-complex="Minion Pro"/>
    </style:style>
    <style:style style:name="T50"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3">12. Aradmu</text:span><text:span text:style-name="T28">?</text:span><text:span text:style-name="T3"> to </text:span><text:span text:style-name="T33">Š</text:span><text:span text:style-name="T3">ulgi 7 (Ar</text:span><text:span text:style-name="T33">Š</text:span><text:span text:style-name="T3">7)</text:span></text:p>
      <text:p text:style-name="P5"/>
      <text:p text:style-name="P2"><text:span text:style-name="T4"><text:s/></text:span><text:span text:style-name="T36">Source</text:span></text:p>
      <text:p text:style-name="P7"/>
      <text:p text:style-name="P3"><text:span text:style-name="T4">Ur1 = </text:span><text:span text:style-name="T7">UET </text:span><text:span text:style-name="T4">6/3 561 (*187) obv.; rev. 1’–19’<text:tab/>=1–20</text:span></text:p>
      <text:p text:style-name="P7"><text:s/></text:p>
      <text:p text:style-name="P7">Tablet: Type III.</text:p>
      <text:p text:style-name="P7"><text:s text:c="6"/></text:p>
      <text:p text:style-name="P10">Text Transliteration</text:p>
      <text:p text:style-name="P6"/>
      <text:p text:style-name="P4"><text:span text:style-name="T4">1.<text:tab/>[lugal-Ñu</text:span><text:span text:style-name="T40">10</text:span><text:span text:style-name="T4">-ra ù-na-(a)-dug</text:span><text:span text:style-name="T40">4</text:span><text:span text:style-name="T4">]</text:span></text:p>
      <text:p text:style-name="P4"><text:span text:style-name="T8">2.<text:tab/>[</text:span><text:span text:style-name="T30">(I)</text:span><text:span text:style-name="T8">árad-mu árad-zu na-ab-bé-a]</text:span></text:p>
      <text:p text:style-name="P8">3.<text:tab/>[…]</text:p>
      <text:p text:style-name="P8">4.<text:tab/>[…]</text:p>
      <text:p text:style-name="P8">5. <text:tab/>[x] (blank space) è-[x] x x </text:p>
      <text:p text:style-name="P4"><text:span text:style-name="T4">6. <text:tab/>[x x x] x gi gíd</text:span><text:span text:style-name="T29">?</text:span><text:span text:style-name="T4"> u</text:span><text:span text:style-name="T40">4</text:span><text:span text:style-name="T4">-da-gin</text:span><text:span text:style-name="T40">7</text:span><text:span text:style-name="T4"> ur</text:span><text:span text:style-name="T40">5</text:span><text:span text:style-name="T29">?</text:span><text:span text:style-name="T4"> an gal-ta ≠an-pa-</text:span><text:span text:style-name="T34">š</text:span><text:span text:style-name="T4">è e</text:span><text:span text:style-name="T40">11</text:span><text:span text:style-name="T4">-[(x)]</text:span></text:p>
      <text:p text:style-name="P4"><text:span text:style-name="T8">7. <text:tab/>[x x] árad é lugal-</text:span><text:span text:style-name="T4">Ñu</text:span><text:span text:style-name="T40">10</text:span><text:span text:style-name="T8"> ba-UD-da x-lu</text:span></text:p>
      <text:p text:style-name="P4"><text:span text:style-name="T8">8. <text:tab/>[mu ur-d]un dam-gàr-ra-ke</text:span><text:span text:style-name="T41">4</text:span><text:span text:style-name="T8">-e</text:span><text:span text:style-name="T35">š</text:span><text:span text:style-name="T8"> </text:span><text:span text:style-name="T4">≠</text:span><text:span text:style-name="T8">níÑ lugal</text:span><text:span text:style-name="T4"></text:span><text:span text:style-name="T8">-</text:span><text:span text:style-name="T4">≠ Ñu</text:span><text:span text:style-name="T40">10</text:span><text:span text:style-name="T4"></text:span><text:span text:style-name="T8"> ma-an-gi</text:span><text:span text:style-name="T41">4</text:span></text:p>
      <text:p text:style-name="P4"><text:span text:style-name="T8">9. <text:tab/>[ur-d]un árad-zu-gin</text:span><text:span text:style-name="T41">7</text:span><text:span text:style-name="T8"> á-áÑ-Ñá </text:span><text:span text:style-name="T4">≠</text:span><text:span text:style-name="T8">ì</text:span><text:span text:style-name="T30">?</text:span><text:span text:style-name="T9">-</text:span><text:span text:style-name="T8">áÑ</text:span><text:span text:style-name="T4"></text:span><text:span text:style-name="T8">-Ñá lugal-</text:span><text:span text:style-name="T4">Ñu</text:span><text:span text:style-name="T40">10</text:span><text:span text:style-name="T8"> ì-zu </text:span></text:p>
      <text:p text:style-name="P4"><text:span text:style-name="T8">10. <text:tab/>[x x]x ur-dun nu-du</text:span><text:span text:style-name="T41">10</text:span><text:span text:style-name="T8">-ga-ni-ta mu</text:span><text:span text:style-name="Footnote_20_Symbol"><text:span text:style-name="T8"><text:note text:id="ftn1" text:note-class="footnote"><text:note-citation>1</text:note-citation><text:note-body><text:p text:style-name="Footnote"><text:span text:style-name="T1"><text:s/>There are additional wedges after </text:span><text:span text:style-name="T13">mu</text:span><text:span text:style-name="T1">; either the scribe had problems with the sign or tried to write </text:span><text:span text:style-name="T13">du</text:span><text:span text:style-name="T43">10</text:span><text:span text:style-name="T1">.</text:span></text:p></text:note-body></text:note></text:span></text:span><text:span text:style-name="T8">-ta-ni-tehi</text:span></text:p>
      <text:p text:style-name="P4"><text:span text:style-name="T8">11. <text:tab/>[x] x-Ñá-ni lul sì-sì-ke bí-</text:span><text:span text:style-name="T4">≠</text:span><text:span text:style-name="T8">in-</text:span><text:span text:style-name="T35">š</text:span><text:span text:style-name="T8">úm</text:span></text:p>
      <text:p text:style-name="P4"><text:span text:style-name="T8">12. <text:tab/>[lugal-</text:span><text:span text:style-name="T4">Ñ]u</text:span><text:span text:style-name="T40">10</text:span><text:span text:style-name="T8"> bar-Ñá èn hé-</text:span><text:span text:style-name="T4">≠</text:span><text:span text:style-name="T8">bí</text:span><text:span text:style-name="T4"></text:span><text:span text:style-name="T8">-in-tar níÑ-</text:span><text:span text:style-name="T35">š</text:span><text:span text:style-name="T8">à-≠ga-na ha-ma-an-ak</text:span><text:span text:style-name="T30">?</text:span></text:p>
      <text:p text:style-name="P4"><text:span text:style-name="T8">13. <text:tab/>[(x) x]x-Ñu</text:span><text:span text:style-name="T41">10</text:span><text:span text:style-name="T8"> a-gin</text:span><text:span text:style-name="T41">7</text:span><text:span text:style-name="T8"> me-er-</text:span><text:span text:style-name="T4">≠</text:span><text:span text:style-name="T8">ga</text:span><text:span text:style-name="T4"></text:span><text:span text:style-name="T8"> gi</text:span><text:span text:style-name="T41">4</text:span><text:span text:style-name="T8">-bi nu-≠du</text:span><text:span text:style-name="T41">10</text:span><text:span text:style-name="T8">-ga-bi</text:span><text:span text:style-name="T30">?</text:span><text:span text:style-name="T8"> mu-ra-an-dug</text:span><text:span text:style-name="T41">4</text:span><text:span text:style-name="T8"> lugal-</text:span><text:span text:style-name="T4">Ñu</text:span><text:span text:style-name="T40">10</text:span><text:span text:style-name="T8"> ì-</text:span><text:span text:style-name="T4">≠</text:span><text:span text:style-name="T8">zu</text:span><text:span text:style-name="T4"></text:span></text:p>
      <text:p text:style-name="P4"><text:span text:style-name="T8">14. <text:tab/>[x x z]i-ta ur-dun dam-gàr-ra ≠ur</text:span><text:span text:style-name="T41">5</text:span><text:span text:style-name="T8">-gin</text:span><text:span text:style-name="T41">7</text:span><text:span text:style-name="T8"> ka bal-bal-e</text:span></text:p>
      <text:p text:style-name="P4"><text:soft-page-break/><text:span text:style-name="T8">15. <text:tab/>[x x]x</text:span><text:span text:style-name="T29">≠</text:span><text:span text:style-name="T30">ki</text:span><text:span text:style-name="T29"></text:span><text:span text:style-name="T8">-</text:span><text:span text:style-name="T35">š</text:span><text:span text:style-name="T8">è zag-bi-ta na</text:span><text:span text:style-name="T41">4</text:span><text:span text:style-name="T8">-≠nir</text:span><text:span text:style-name="T41">7</text:span><text:span text:style-name="T8">-babbar</text:span><text:span text:style-name="T41">2</text:span><text:span text:style-name="T4"></text:span><text:span text:style-name="T8">-dili na</text:span><text:span text:style-name="T41">4</text:span><text:span text:style-name="T8">-duh-</text:span><text:span text:style-name="T35">š</text:span><text:span text:style-name="T8">i-a </text:span><text:span text:style-name="T4">≠</text:span><text:span text:style-name="T8">na</text:span><text:span text:style-name="T41">4</text:span><text:span text:style-name="T4"></text:span><text:span text:style-name="T8">-za-gìn-na na</text:span><text:span text:style-name="T41">4</text:span><text:span text:style-name="T8">-</text:span><text:span text:style-name="T4">≠</text:span><text:span text:style-name="T8">gug</text:span><text:span text:style-name="T4"></text:span><text:span text:style-name="T8"> bar-bi sá-a </text:span></text:p>
      <text:p text:style-name="P11"><text:span text:style-name="T8">16. <text:tab/>[x x]x na</text:span><text:span text:style-name="T41">4</text:span><text:span text:style-name="T8">-nir</text:span><text:span text:style-name="T41">7</text:span><text:span text:style-name="T30">!</text:span><text:span text:style-name="T8">(&lt;ZA&gt;MIR) x ≠na</text:span><text:span text:style-name="T41">4</text:span><text:span text:style-name="T8">-gug/nir</text:span><text:span text:style-name="T41">7</text:span><text:span text:style-name="T30">?</text:span><text:span text:style-name="T8">(-)zú-lum dili GAM.GAM NUN.KÁR kù-zu x x-bi-a DUB.DUB-me-e</text:span><text:span text:style-name="T35">š</text:span></text:p>
      <text:p text:style-name="P4"><text:span text:style-name="T8">17. <text:tab/>[x x]x Ñál-ta ≠na</text:span><text:span text:style-name="T41">4</text:span><text:span text:style-name="T8"> [x] ≠na</text:span><text:span text:style-name="T41">4</text:span><text:span text:style-name="T8"> eme</text:span><text:span text:style-name="T41">5</text:span><text:span text:style-name="T8"> gal kár-kár GI</text:span><text:span text:style-name="T35">Š</text:span><text:span text:style-name="T30">?</text:span><text:span text:style-name="T8"> dili-àm x du</text:span><text:span text:style-name="T41">10</text:span><text:span text:style-name="T8">-du</text:span><text:span text:style-name="T41">10</text:span><text:span text:style-name="T8">-≠ge </text:span><text:span text:style-name="T35">š</text:span><text:span text:style-name="T8">u</text:span><text:span text:style-name="T30">?</text:span><text:span text:style-name="T8">-x-àm</text:span></text:p>
      <text:p text:style-name="P4"><text:span text:style-name="T4">18. <text:tab/>[x x]x-la-mu ≠kíÑ-bi in-ne-lá</text:span></text:p>
      <text:p text:style-name="P4"><text:span text:style-name="T4">19. <text:tab/>[x x]x-àm ≠ur-dun ≠</text:span><text:span text:style-name="T34">š</text:span><text:span text:style-name="T4">u in-ne-zi-zi-dè […]</text:span></text:p>
      <text:p text:style-name="P8">20. <text:tab/>traces</text:p>
      <text:p text:style-name="P9">Rest of tablet broken</text:p>
      <text:p text:style-name="P7"/>
      <text:p text:style-name="P12"><text:span text:style-name="T4">[</text:span><text:span text:style-name="T29">1 </text:span><text:span text:style-name="T4">Speak to my king: </text:span><text:span text:style-name="T29">2</text:span><text:span text:style-name="T4">saying (the words of) Aradmu, your servant:]</text:span></text:p>
      <text:p text:style-name="P12"><text:span text:style-name="T4">[</text:span><text:span text:style-name="T29">3–4 <text:s/></text:span><text:span text:style-name="T4">… </text:span><text:span text:style-name="T29">5 <text:s/></text:span><text:span text:style-name="T4">…] </text:span><text:span text:style-name="T29">6 </text:span><text:span text:style-name="T4">… like the day/sun, coming out from the great above to the zenith, </text:span><text:span text:style-name="T29">7 </text:span><text:span text:style-name="T4">… servant who … my master’s estate, …</text:span></text:p>
      <text:p text:style-name="P12"><text:span text:style-name="T29">8 </text:span><text:span text:style-name="T4">Concerning the matter of the merchant Ur-dun, that my master dispatched me about, </text:span><text:span text:style-name="T29">9 </text:span><text:span text:style-name="T4">Ur-dun, as your servant, </text:span><text:span text:style-name="T7">was given</text:span><text:span text:style-name="T4"> instructions; but you, my master, know (this). </text:span><text:span text:style-name="T29">10 </text:span><text:span text:style-name="T4">But Ur-dun approached … in deceit. </text:span><text:span text:style-name="T29">11 </text:span><text:span text:style-name="T4">(and) his … were full of lies. </text:span><text:span text:style-name="T29">12 </text:span><text:span text:style-name="T4">May my master inquire about my wellbeing, … </text:span><text:span text:style-name="T29">13 </text:span><text:span text:style-name="T4">Why did my … speak deceitfully to you not once but twice? But you, my master know (this). </text:span><text:span text:style-name="T29">14 </text:span><text:span text:style-name="T4">By means of …, addressing the merchant Ur-dun in the following terms: </text:span><text:span text:style-name="T29">15 </text:span><text:span text:style-name="T4">“To the city [of x], from its border … </text:span><text:span text:style-name="T7">pappardillu</text:span><text:span text:style-name="T4">, chlorite, lapis, carnelian …” </text:span><text:span text:style-name="T29">16–20 </text:span><text:span text:style-name="T4">(untranslatable)</text:span></text:p>
      <text:p text:style-name="P7"/>
      <text:p text:style-name="P13">Commentary</text:p>
      <text:p text:style-name="P14"/>
      <text:p text:style-name="P12"><text:span text:style-name="T4">This letter is preserved only on a broken tablet from Ur. The obverse is almost completely destroyed, and only a few fragmentary signs on the right edge have survived. There are traces of a double line three or four lines up from the bottom of the obverse; this </text:span><text:soft-page-break/><text:span text:style-name="T4">suggests that the letter begins at this point. The traces of the solitary sign visible at the end of that line may be interpreted as </text:span><text:span text:style-name="T5">≠</text:span><text:span text:style-name="T11">zu</text:span><text:span text:style-name="T6"></text:span><text:span text:style-name="T4">, and it is possible that this is the remnant of the closing formula </text:span><text:span text:style-name="T11">lugal-Ñu</text:span><text:span text:style-name="T42">10</text:span><text:span text:style-name="T11"> hé-en-zu</text:span><text:span text:style-name="T4">.</text:span></text:p>
      <text:p text:style-name="P12"><text:span text:style-name="T4">When two letters are paired on a tablet, one expects a letter to and from the same individual, usually a king. The sender of the second letter cannot be Ur-dun, as he is mentioned in the third person, and so the author is most probably Aradmu and the recipient must be </text:span><text:span text:style-name="T34">Š</text:span><text:span text:style-name="T4">ulgi. The clues are too sparse to establish if the top of the obverse contained a similarly unique letter, or, less probably, the missive from Ur-dun to </text:span><text:span text:style-name="T34">Š</text:span><text:span text:style-name="T4">ulgi (Ud</text:span><text:span text:style-name="T34">Š</text:span><text:span text:style-name="T4">1, 11). The only readable signs on the obverse of this tablet are in 3’, which ends with </text:span><text:span text:style-name="T5">[…-</text:span><text:span text:style-name="T11">n]a</text:span><text:span text:style-name="T31">?</text:span><text:span text:style-name="T11">-Ñu</text:span><text:span text:style-name="T42">10</text:span><text:span text:style-name="T4">. This could be associated with Ur</text:span><text:span text:style-name="T34">Š</text:span><text:span text:style-name="T4">1 6: </text:span><text:span text:style-name="T11">u</text:span><text:span text:style-name="T42">4</text:span><text:span text:style-name="T11"> kur-åè</text:span><text:span text:style-name="T5"> &lt;BI&gt; </text:span><text:span text:style-name="T11">ku</text:span><text:span text:style-name="T42">4</text:span><text:span text:style-name="T11">-re-na-Ñu</text:span><text:span text:style-name="T42">10</text:span><text:span text:style-name="T4">. This, however, would require fourteen more lines of text, and the Ur tablet only had six or seven before the double line. If it indeed contained Ur</text:span><text:span text:style-name="T34">Š</text:span><text:span text:style-name="T4">1, then the lines were longer; many of then containing the equivalent of two lines of the one surviving Yale source for that composition, and some lines may have been omitted.</text:span></text:p>
      <text:p text:style-name="P12"><text:span text:style-name="T4">The lack of duplicates, and, above all, the use of rare words, suggests that this is an Old Babylonian scribal concoction, most probably composed in Ur. The text is extremely difficult but in view of the contents of the first three preserved lines, it was possibly a poetic letter petition rather than a prose literary letter, and the beginning may have to be restored appropriately. Note the use of vocabulary derived from the lexical and school epistolary traditions. Needless to say, the translation is a mere approximation. The tablet was studied in person and on photographs but I also benefitted from collations kindly done by Steve Tinney.</text:span></text:p>
      <text:p text:style-name="P7"/>
      <text:p text:style-name="P2"><text:span text:style-name="T2">10</text:span><text:span text:style-name="T4">. The restoration of the beginning of the line is most uncertain but much depends on this, as it is not clear from the text, as it presently stands, if Ur-dun is the villain or the victim.</text:span></text:p>
      <text:p text:style-name="P12"><text:soft-page-break/><text:span text:style-name="T4">The adjective </text:span><text:span text:style-name="T11">nu-du</text:span><text:span text:style-name="T42">10</text:span><text:span text:style-name="T11">-ga</text:span><text:span text:style-name="T4"> is most likely a calque from Akkadian </text:span><text:span text:style-name="T7">la </text:span><text:span text:style-name="T10">ø</text:span><text:span text:style-name="T49">ā</text:span><text:span text:style-name="T7">bu</text:span><text:span text:style-name="T4">, “wicked, deceitful,” that is normally used of words or utterances; see </text:span><text:span text:style-name="T7">CAD </text:span><text:span text:style-name="T4">Ø 26–27. </text:span></text:p>
      <text:p text:style-name="P7"/>
      <text:p text:style-name="P16"><text:span text:style-name="T16">11</text:span><text:span text:style-name="T1">. The rare </text:span><text:span text:style-name="T15">lul…sì</text:span><text:span text:style-name="T18"> means “to deceive;” see M. Civil, </text:span><text:span text:style-name="T20">FS Lambert</text:span><text:span text:style-name="T18"> 109. It is attested in lexical texts and in two Gilgamesh passages (</text:span><text:span text:style-name="T20">Gilgamesh and Huwawa A</text:span><text:span text:style-name="T18"> 152B and </text:span><text:span text:style-name="T20">UET</text:span><text:span text:style-name="T18"> 6 58: 20 [</text:span><text:span text:style-name="T20">Gilgame</text:span><text:span text:style-name="T38">š</text:span><text:span text:style-name="T20">, Enkidu, and the Netherworld, </text:span><text:span text:style-name="T18">Ur Version]). Note, moreover, </text:span><text:span text:style-name="T20">Letter of Inim-Inina to Lugal-ibila </text:span><text:span text:style-name="T18">(SEpM 22) 7–11: </text:span><text:span text:style-name="T15">na-an-ga-ma lú na-me lul i-ri-ib-sì-ke, ugu ad-da-na-åè ga-àm-gin a-ra-ab-bé, en-na Ñiåkim Ñá-e ù za-e inim ì-bal-en-da-na, lú-(ù) mu-e-åi-in-gi</text:span><text:span text:style-name="T45">4</text:span><text:span text:style-name="T15">-gi</text:span><text:span text:style-name="T45">4</text:span><text:span text:style-name="T15">-(a), lú-tur åu nam-bí-bar-re-en</text:span><text:span text:style-name="T18">, “From now on (be on guard) for anyone for would try to deceive you and say “I have to go (home)” on the authority of his father! Until you and I have exchanged passwords and I have sent you (my) representative, you must not let the youngster out!” </text:span></text:p>
      <text:p text:style-name="P19"><text:span text:style-name="T1"><text:s/></text:span><text:span text:style-name="T16">12</text:span><text:span text:style-name="T1">. For the first half of the line in letters, see </text:span><text:span text:style-name="T19">Letter of Ursaga</text:span><text:span text:style-name="T1"> </text:span><text:span text:style-name="T19">to a King </text:span><text:span text:style-name="T1">(SEpM 6) 10 </text:span><text:span text:style-name="T14">lugal-Ñu</text:span><text:span text:style-name="T44">10</text:span><text:span text:style-name="T14"> bar-Ñá èn (li)-bí-in-tar dumu uri</text:span><text:span text:style-name="T44">5</text:span><text:span text:style-name="T32">ki</text:span><text:span text:style-name="T14">-ma me-en</text:span><text:span text:style-name="T1"> and also </text:span><text:span text:style-name="T19">MDP </text:span><text:span text:style-name="T1">27 104: 1–2 </text:span><text:span text:style-name="T14">diÑir-Ñu</text:span><text:span text:style-name="T44">10</text:span><text:span text:style-name="T14"> lú kúr-zu nu-me-en ba-ar mi-en-tar-re</text:span><text:span text:style-name="T1">.</text:span></text:p>
      <text:p text:style-name="P20"><text:span text:style-name="T1">The only other occurrence of </text:span><text:span text:style-name="T14">níÑ-åà-ga</text:span><text:span text:style-name="T23">+PRO…</text:span><text:span text:style-name="T14">ak</text:span><text:span text:style-name="T1"> is in </text:span><text:span text:style-name="T19">I</text:span><text:span text:style-name="T37">š</text:span><text:span text:style-name="T19">me-Dagan Hymn A+V</text:span><text:span text:style-name="T1"> 97 </text:span><text:span text:style-name="T14">á-tuku níÑ-åà-ga-na nu-ak lú lú-åè nu</text:span><text:span text:style-name="T23">-DI</text:span><text:span text:style-name="T1">, “so that strong men not do simply as they please, that one man does not … another man.”</text:span></text:p>
      <text:p text:style-name="P18"/>
      <text:p text:style-name="P1"><text:span text:style-name="T17">13</text:span><text:span text:style-name="T18">. The word </text:span><text:span text:style-name="T15">me-er-ga</text:span><text:span text:style-name="T18">, “one,” is otherwise quite rare, and occurs only in texts that lie outside the Nippurean Old Babylonian school tradition—the three OB occurrences are from Ur—with one exception in lexical compositions. The only poetic usage known to me is </text:span><text:span text:style-name="T20">Rim-Sin Hymn B</text:span><text:span text:style-name="T18"> 35 (to Haya): </text:span><text:span text:style-name="T15">nam-ereå diÑir-re-e-ne-ke</text:span><text:span text:style-name="T45">4</text:span><text:span text:style-name="T15"> me-er-ga-bi al-ak-e diÑir sag-du nu-tuku</text:span><text:span text:style-name="T18">, “(Nidaba) uniquely performs the duties as queen of the gods, and has no divine rival.” Like the present letter, this hymn is only attested at Ur (it may actually be in honor of Rim-Sin II); see the sequence </text:span><text:bookmark-start text:name="l3"/><text:span text:style-name="T14">mi-ir-ga</text:span><text:bookmark-end text:name="l3"/><text:span text:style-name="T24"> = </text:span><text:span text:style-name="T21">i</text:span><text:span text:style-name="T39">š</text:span><text:span text:style-name="T21">-te-en</text:span><text:span text:style-name="T25">,</text:span><text:span text:style-name="T21"> </text:span><text:bookmark-start text:name="l4"/><text:span text:style-name="T23">[g]i</text:span><text:span text:style-name="T46">4</text:span><text:span text:style-name="T23">-bi</text:span><text:bookmark-end text:name="l4"/><text:span text:style-name="T24"> = </text:span><text:span text:style-name="T26">≠</text:span><text:span text:style-name="T39">š</text:span><text:span text:style-name="T21">a</text:span><text:span text:style-name="T25"></text:span><text:span text:style-name="T21">-</text:span><text:soft-page-break/><text:span text:style-name="T21">nu-ú-um</text:span><text:span text:style-name="T25"> in the OB lexical text/commentary from Ur, </text:span><text:span text:style-name="T21">UET</text:span><text:span text:style-name="T25"> 7 93: 3-4, discussed by </text:span><text:span text:style-name="T48">Å</text:span><text:span text:style-name="T25">. Sj</text:span><text:span text:style-name="T48">ö</text:span><text:span text:style-name="T25">berg, </text:span><text:span text:style-name="T21">ZA</text:span><text:span text:style-name="T25"> 86 (1996) 220–37, and the Late Babylonian grammatical text </text:span><text:span text:style-name="T21">CTMMA</text:span><text:span text:style-name="T25"> 2 246: 33, </text:span><text:span text:style-name="T15">me-er-ga</text:span><text:span text:style-name="T25"> = </text:span><text:span text:style-name="T21">i</text:span><text:span text:style-name="T39">š</text:span><text:span text:style-name="T21">-te-en</text:span><text:span text:style-name="T25"> (=NBGT IV 33 [</text:span><text:span text:style-name="T21">MSL</text:span><text:span text:style-name="T25"> 4 164]). </text:span></text:p>
      <text:p text:style-name="P18"/>
      <text:p text:style-name="P1"><text:span text:style-name="T16">14</text:span><text:span text:style-name="T1">. In Ud</text:span>Š<text:span text:style-name="T1">1 (letter 11) Ur-dun writes about his purchase of juniper resin but the only commodities in this letter are precious stones. In</text:span><text:span text:style-name="T19"> </text:span><text:span text:style-name="T1">the </text:span><text:span text:style-name="T19">Letter of </text:span><text:span text:style-name="T37">Š</text:span><text:span text:style-name="T19">ama</text:span><text:span text:style-name="T37">š</text:span><text:span text:style-name="T19">-øab to Ilak-niºid </text:span><text:span text:style-name="T1">(SEpM 17): 15 the writer asks the recipient to keep in mind his desire for </text:span><text:span text:style-name="T23">n</text:span><text:span text:style-name="T14">a</text:span><text:span text:style-name="T44">4</text:span><text:span text:style-name="T14">-duh-åi-a, na</text:span><text:span text:style-name="T44">4</text:span><text:span text:style-name="T14">-igi</text:span><text:span text:style-name="T23">,</text:span><text:span text:style-name="T1"> and </text:span><text:span text:style-name="T14">na</text:span><text:span text:style-name="T44">4</text:span><text:span text:style-name="T14">-nír-gig/na</text:span><text:span text:style-name="T44">4</text:span><text:span text:style-name="T14">-nír-muå-Ñír/na</text:span><text:span text:style-name="T44">4</text:span><text:span text:style-name="T14">-nír-muå-sù-ud</text:span><text:span text:style-name="T1">. The </text:span><text:span text:style-name="T14">na</text:span><text:span text:style-name="T44">4</text:span><text:span text:style-name="T14">-nír-babbar</text:span><text:span text:style-name="T44">(2)</text:span><text:span text:style-name="T14">-dili</text:span><text:span text:style-name="T1"> stone is otherwise attested in lexical texts (see </text:span><text:span text:style-name="T19">PSD</text:span><text:span text:style-name="T1"> B 31 and </text:span><text:span text:style-name="T19">CAD</text:span><text:span text:style-name="T1"> P 107 sub </text:span><text:span text:style-name="T19">pappardilû</text:span><text:span text:style-name="T1">) and is occasionally listed in archival documents (</text:span><text:span text:style-name="T19">UET</text:span><text:span text:style-name="T1"> 34 548 2, 3, 10; </text:span><text:span text:style-name="T19">UET</text:span><text:span text:style-name="T1"> 3 1498 ii 25; </text:span><text:span text:style-name="T19">HUCA</text:span><text:span text:style-name="T1"> 34 (1963) 14 138 [OB]). The identification of </text:span><text:span text:style-name="T14">na</text:span><text:span text:style-name="T44">4</text:span><text:span text:style-name="T14">-duh-åi-a</text:span><text:span text:style-name="T23"> </text:span><text:span text:style-name="T27">as “chlorite” has been proposed by P. Steinkeller, </text:span><text:span text:style-name="T22">JMS</text:span><text:span text:style-name="T27"> 1 (2006) 2–7.</text:span></text:p>
      <text:p text:style-name="P17"/>
      <text:p text:style-name="P16"><text:span text:style-name="T16">16</text:span><text:span text:style-name="T1">. See, perhaps, </text:span><text:span text:style-name="T19">AAICAB</text:span><text:span text:style-name="T1"> 1/1 Ashm. 1911-240 obv. ii 4: </text:span><text:span text:style-name="T23">2 </text:span><text:span text:style-name="T14">na</text:span><text:span text:style-name="T44">4</text:span><text:span text:style-name="T14">-nir</text:span><text:span text:style-name="T44">7</text:span><text:span text:style-name="T14">-zú-lum ka-ba kù-sig</text:span><text:span text:style-name="T44">17</text:span><text:span text:style-name="T14"> gar</text:span><text:span text:style-name="T23">, or </text:span><text:span text:style-name="T14">nir</text:span><text:span text:style-name="T44">7</text:span><text:span text:style-name="T14"> zú-lum</text:span><text:span text:style-name="T23">, </text:span><text:span text:style-name="T1">and</text:span><text:span text:style-name="T23"> </text:span><text:span text:style-name="T14">gug zú-lum</text:span><text:span text:style-name="T23"> </text:span><text:span text:style-name="T1">in </text:span><text:span text:style-name="T19">YOS</text:span><text:span text:style-name="T1"> 4 267: ii 23, 26</text:span><text:span text:style-name="T23"> </text:span><text:span text:style-name="T1">(Ur III). In the lexical texts there is only </text:span><text:span text:style-name="T14">na</text:span><text:span text:style-name="T44">4</text:span><text:span text:style-name="T14">-zú-lum</text:span><text:span text:style-name="T1"> = </text:span><text:span text:style-name="T19">aban suluppi</text:span><text:span text:style-name="T1">, Hh XXIV 255 (</text:span><text:span text:style-name="T19">MSL</text:span><text:span text:style-name="T1"> 11 85), Nabnitu XXI 166 (</text:span><text:span text:style-name="T19">MSL</text:span><text:span text:style-name="T1"> 16 1961), NB Stone List ii 8 (</text:span><text:span text:style-name="T19">MSL</text:span><text:span text:style-name="T1"> 10 65).</text:span></text:p>
      <text:p text:style-name="P17"/>
      <text:p text:style-name="P16"><text:span text:style-name="T16">17</text:span><text:span text:style-name="T1">. The rare </text:span><text:span text:style-name="T23">eme</text:span><text:span text:style-name="T46">5</text:span><text:span text:style-name="T23">(SAL.HÚB)-gal</text:span><text:span text:style-name="T1"> must be a kind of stone or a qualifier; see </text:span><text:span text:style-name="T23">4 </text:span><text:span text:style-name="T14">gug zú-lum eme</text:span><text:span text:style-name="T44">5</text:span><text:span text:style-name="T14">-gal</text:span><text:span text:style-name="T12"> </text:span><text:span text:style-name="T1">(</text:span><text:span text:style-name="T19">YOS</text:span><text:span text:style-name="T1"> 4 267: ii 26–27) and</text:span><text:span text:style-name="T23"> 17 </text:span><text:span text:style-name="T14">åe kù-babbar dalla eme</text:span><text:span text:style-name="T44">5</text:span><text:span text:style-name="T14">-gal-åè</text:span><text:span text:style-name="T1"> (</text:span><text:span text:style-name="T19">SANTAG</text:span><text:span text:style-name="T1"> 6 336: 3), both Ur III. Perhaps this is an abbreviated writing of </text:span><text:span text:style-name="T23">algames</text:span><text:span text:style-name="T1"> </text:span><text:span text:style-name="T23">(UD.SAL.HÚB</text:span><text:span text:style-name="T1">, sometimes translated as “steatite.” It is impossible to ascertain if there was an </text:span><text:span text:style-name="T23">UD</text:span><text:span text:style-name="T1"> sign before </text:span><text:span text:style-name="T23">SAL</text:span><text:span text:style-name="T1"> in this line.</text:span></text:p>
      <text:p text:style-name="P17"/>
      <text:p text:style-name="P16"><text:span text:style-name="T16">18–19</text:span><text:span text:style-name="T1">. Note the change to third-person-plural dative in the verbs. In line 19 the verb is uncertain but it is </text:span><text:span text:style-name="T14">åu…zi</text:span><text:span text:style-name="T1">, “to be angry, cheat, plunder” (F. Karahashi, </text:span><text:span text:style-name="T19">Sumerian Compound Verbs</text:span><text:span text:style-name="T1"> 17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AssyrianDictionary" svg:font-family="AssyrianDictionary" style:font-pitch="variable"/>
    <style:font-face style:name="Courier New" svg:font-family="'Courier New'" style:font-pitch="variable"/>
    <style:font-face style:name="Lucida Sans Unicode" svg:font-family="'Lucida Sans Unicode'" style:font-pitch="variable"/>
    <style:font-face style:name="Minion Pro" svg:font-family="'Minion Pr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Plain_20_Text" style:display-name="Plain Text" style:family="paragraph" style:parent-style-name="Standard">
      <style:text-properties style:font-name="Courier New" fo:font-size="10pt" style:font-size-asian="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0693in" fo:margin-bottom="0.0693in"/>
      <style:text-properties style:font-size-complex="12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1in" fo:margin-left="0.9161in" fo:margin-right="0.916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raw:frame draw:style-name="Mfr1" draw:name="Frame1" text:anchor-type="paragraph" svg:y="0.0008in" fo:min-width="0in" draw:z-index="4"><draw:text-box fo:min-height="0.1457in"><text:p text:style-name="Header"><text:span text:style-name="Page_20_Number"><text:page-number text:select-page="current">5</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13</dc:title>
    <meta:initial-creator>Piotr Michalowski</meta:initial-creator>
    <meta:creation-date>2009-07-13T09:18:00</meta:creation-date>
    <dc:creator>Piotr Michalowski</dc:creator>
    <dc:date>2009-10-28T12:46:00</dc:date>
    <meta:print-date>2009-10-28T13:46:00</meta:print-date>
    <meta:editing-cycles>38</meta:editing-cycles>
    <meta:editing-duration>PT01H33M00S</meta:editing-duration>
    <meta:document-statistic meta:table-count="0" meta:image-count="0" meta:object-count="0" meta:page-count="5" meta:paragraph-count="47" meta:word-count="1422" meta:character-count="7975"/>
    <meta:generator>OpenOffice.org/3.1$Unix OpenOffice.org_project/310m19$Build-9420</meta:generator>
  </office:meta>
</office:document-meta>
</file>